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B88B2A6027F9FE67.png" manifest:media-type="image/png"/>
  <manifest:file-entry manifest:full-path="Pictures/100002010000007800000078AA847F5534A04B65.png" manifest:media-type="image/png"/>
  <manifest:file-entry manifest:full-path="Pictures/1000020100000048000000485A5455A2CFAE8C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3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63cm" fo:min-width="1.112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1.362cm" fo:min-width="1.112cm"/>
    </style:style>
    <style:style style:name="gr5" style:family="graphic" style:parent-style-name="standard">
      <style:graphic-properties draw:textarea-horizontal-align="justify" draw:textarea-vertical-align="middle" draw:auto-grow-height="false" fo:min-height="1.362cm" fo:min-width="1.112cm"/>
    </style:style>
    <style:style style:name="gr6" style:family="graphic" style:parent-style-name="standard">
      <style:graphic-properties draw:textarea-horizontal-align="justify" draw:textarea-vertical-align="middle" draw:auto-grow-height="false" fo:min-height="0.718cm" fo:min-width="0.468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0.717cm" fo:min-width="0.467cm"/>
    </style:style>
    <style:style style:name="gr8" style:family="graphic" style:parent-style-name="standard">
      <style:graphic-properties draw:textarea-horizontal-align="justify" draw:textarea-vertical-align="middle" draw:auto-grow-height="false" fo:min-height="0.718cm" fo:min-width="0.467cm"/>
    </style:style>
    <style:style style:name="gr9" style:family="graphic" style:parent-style-name="standard">
      <style:graphic-properties draw:fill-color="#adc5e7" draw:textarea-horizontal-align="justify" draw:textarea-vertical-align="middle" draw:auto-grow-height="false" fo:min-height="0.717cm" fo:min-width="0.468cm"/>
    </style:style>
    <style:style style:name="gr10" style:family="graphic" style:parent-style-name="standard">
      <style:graphic-properties draw:textarea-horizontal-align="justify" draw:textarea-vertical-align="middle" draw:auto-grow-height="false" fo:min-height="0.717cm" fo:min-width="0.467cm"/>
    </style:style>
    <style:style style:name="gr11" style:family="graphic" style:parent-style-name="standard">
      <style:graphic-properties svg:stroke-color="#ffd700" draw:fill="none" draw:fill-color="#000000" draw:textarea-horizontal-align="justify" draw:textarea-vertical-align="middle" draw:auto-grow-height="false" fo:min-height="0.072cm" fo:min-width="0cm"/>
    </style:style>
    <style:style style:name="gr12" style:family="graphic" style:parent-style-name="objectwithoutfill">
      <style:graphic-properties svg:stroke-color="#ffd7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" style:family="graphic" style:parent-style-name="standard">
      <style:graphic-properties svg:stroke-color="#ffd700" draw:fill="none" draw:fill-color="#000000" draw:textarea-horizontal-align="justify" draw:textarea-vertical-align="middle" draw:auto-grow-height="false" fo:min-height="0.073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9cm"/>
    </style:style>
    <style:style style:name="gr16" style:family="graphic" style:parent-style-name="standard">
      <style:graphic-properties draw:textarea-horizontal-align="justify" draw:textarea-vertical-align="middle" draw:auto-grow-height="false" fo:min-height="5.755cm" fo:min-width="0.192cm"/>
    </style:style>
    <style:style style:name="gr17" style:family="graphic" style:parent-style-name="standard">
      <style:graphic-properties draw:textarea-horizontal-align="justify" draw:textarea-vertical-align="middle" draw:auto-grow-height="false" fo:min-height="3.214cm" fo:min-width="0.19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ffa500" draw:fill-color="#f0e68c" draw:textarea-horizontal-align="justify" draw:textarea-vertical-align="middle" draw:auto-grow-height="false" fo:min-height="0.258cm" fo:min-width="0.77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0.77cm"/>
    </style:style>
    <style:style style:name="gr2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3" style:family="graphic" style:parent-style-name="measure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f0e68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319cm" svg:height="0.645cm" svg:x="4.029cm" svg:y="6.817cm">
          <draw:text-box>
            <text:p/>
          </draw:text-box>
        </draw:frame>
        <draw:frame draw:style-name="gr2" draw:text-style-name="P2" draw:layer="layout" svg:width="2.015cm" svg:height="2.015cm" svg:x="1.676cm" svg:y="5.328cm">
          <draw:image xlink:href="Pictures/100002010000007800000078AA847F5534A04B65.png" xlink:type="simple" xlink:show="embed" xlink:actuate="onLoad">
            <text:p/>
          </draw:image>
        </draw:frame>
        <draw:frame draw:style-name="gr2" draw:text-style-name="P2" draw:layer="layout" svg:width="2.014cm" svg:height="2.015cm" svg:x="2.079cm" svg:y="5.892cm">
          <draw:image xlink:href="Pictures/1000020100000048000000485A5455A2CFAE8C2D.png" xlink:type="simple" xlink:show="embed" xlink:actuate="onLoad">
            <text:p/>
          </draw:image>
        </draw:frame>
        <draw:frame draw:style-name="gr2" draw:text-style-name="P2" draw:layer="layout" svg:width="2.015cm" svg:height="2.014cm" svg:x="3.125cm" svg:y="8.23cm">
          <draw:image xlink:href="Pictures/100002010000007800000078B88B2A6027F9FE67.png" xlink:type="simple" xlink:show="embed" xlink:actuate="onLoad">
            <text:p/>
          </draw:image>
        </draw:frame>
        <draw:custom-shape draw:style-name="gr3" draw:text-style-name="P2" draw:layer="layout" svg:width="1.612cm" svg:height="1.613cm" svg:x="5.867cm" svg:y="5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612cm" svg:height="1.612cm" svg:x="6.188cm" svg:y="6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12cm" svg:height="1.613cm" svg:x="6.511cm" svg:y="6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612cm" svg:height="1.612cm" svg:x="6.834cm" svg:y="6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612cm" svg:height="1.612cm" svg:x="7.156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612cm" svg:height="1.612cm" svg:x="7.479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968cm" svg:height="0.968cm" svg:x="9.896cm" svg:y="6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967cm" svg:height="0.967cm" svg:x="10.09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967cm" svg:height="0.968cm" svg:x="10.284cm" svg:y="7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968cm" svg:height="0.967cm" svg:x="10.476cm" svg:y="7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967cm" svg:height="0.967cm" svg:x="10.67cm" svg:y="7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967cm" svg:height="0.967cm" svg:x="10.864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323cm" svg:height="0.322cm" svg:x="4.576cm" svg:y="9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4.577cm" svg:y1="9.358cm" svg:x2="7.801cm" svg:y2="8.713cm">
          <text:p/>
        </draw:line>
        <draw:line draw:style-name="gr12" draw:text-style-name="P5" draw:layer="layout" svg:x1="4.899cm" svg:y1="9.68cm" svg:x2="7.801cm" svg:y2="8.713cm">
          <text:p/>
        </draw:line>
        <draw:frame draw:style-name="gr13" draw:text-style-name="P7" draw:layer="layout" svg:width="1.381cm" svg:height="1.658cm" draw:transform="rotate (-1.12783176263874) translate (2.993cm 7.977cm)">
          <draw:text-box>
            <text:p text:style-name="P6"><text:span text:style-name="T1">. . .</text:span></text:p>
          </draw:text-box>
        </draw:frame>
        <draw:custom-shape draw:style-name="gr14" draw:text-style-name="P4" draw:layer="layout" svg:width="0.323cm" svg:height="0.323cm" svg:x="8.413cm" svg:y="8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8.413cm" svg:y1="8.552cm" svg:x2="11.637cm" svg:y2="7.907cm">
          <text:p/>
        </draw:line>
        <draw:line draw:style-name="gr12" draw:text-style-name="P5" draw:layer="layout" svg:x1="8.736cm" svg:y1="8.874cm" svg:x2="11.638cm" svg:y2="7.907cm">
          <text:p/>
        </draw:line>
        <draw:frame draw:style-name="gr15" draw:text-style-name="P7" draw:layer="layout" svg:width="1.382cm" svg:height="1.659cm" draw:transform="rotate (0.00802851455917392) translate (12.047cm 7.486cm)">
          <draw:text-box>
            <text:p text:style-name="P6"><text:span text:style-name="T1">. . .</text:span></text:p>
          </draw:text-box>
        </draw:frame>
        <draw:custom-shape draw:style-name="gr6" draw:text-style-name="P2" draw:layer="layout" svg:width="0.968cm" svg:height="0.968cm" svg:x="13.443cm" svg:y="6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967cm" svg:height="0.967cm" svg:x="13.637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968cm" svg:height="0.968cm" svg:x="13.83cm" svg:y="7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968cm" svg:height="0.967cm" svg:x="14.023cm" svg:y="7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967cm" svg:height="0.967cm" svg:x="14.217cm" svg:y="7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967cm" svg:height="0.967cm" svg:x="14.411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323cm" svg:height="0.322cm" svg:x="11.437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1.437cm" svg:y1="8.155cm" svg:x2="14.916cm" svg:y2="8.359cm">
          <text:p/>
        </draw:line>
        <draw:line draw:style-name="gr12" draw:text-style-name="P5" draw:layer="layout" svg:x1="11.76cm" svg:y1="8.477cm" svg:x2="14.916cm" svg:y2="8.358cm">
          <text:p/>
        </draw:line>
        <draw:custom-shape draw:style-name="gr16" draw:text-style-name="P2" draw:layer="layout" svg:width="0.692cm" svg:height="6.005cm" svg:x="16.995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693cm" svg:height="3.464cm" svg:x="18.611cm" svg:y="5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5" draw:layer="layout" svg:x1="14.411cm" svg:y1="6.617cm" svg:x2="16.995cm" svg:y2="4.064cm">
          <text:p/>
        </draw:line>
        <draw:line draw:style-name="gr18" draw:text-style-name="P5" draw:layer="layout" svg:x1="15.378cm" svg:y1="8.552cm" svg:x2="16.995cm" svg:y2="10.069cm">
          <text:p/>
        </draw:line>
        <draw:line draw:style-name="gr18" draw:text-style-name="P5" draw:layer="layout" svg:x1="17.687cm" svg:y1="4.064cm" svg:x2="18.611cm" svg:y2="5.45cm">
          <text:p/>
        </draw:line>
        <draw:line draw:style-name="gr18" draw:text-style-name="P5" draw:layer="layout" svg:x1="17.687cm" svg:y1="10.069cm" svg:x2="18.611cm" svg:y2="8.914cm">
          <text:p/>
        </draw:line>
        <draw:custom-shape draw:style-name="gr19" draw:text-style-name="P8" draw:layer="layout" svg:width="1.27cm" svg:height="0.508cm" svg:x="21.844cm" svg:y="8.89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9.304cm" svg:y1="5.45cm" svg:x2="21.844cm" svg:y2="8.89cm">
          <text:p/>
        </draw:line>
        <draw:line draw:style-name="gr18" draw:text-style-name="P5" draw:layer="layout" svg:x1="19.304cm" svg:y1="8.914cm" svg:x2="21.844cm" svg:y2="9.398cm">
          <text:p/>
        </draw:line>
        <draw:line draw:style-name="gr20" draw:text-style-name="P5" draw:layer="layout" svg:x1="23.114cm" svg:y1="9.144cm" svg:x2="24.13cm" svg:y2="9.144cm">
          <text:p/>
        </draw:line>
        <draw:custom-shape draw:style-name="gr19" draw:text-style-name="P8" draw:layer="layout" svg:width="1.27cm" svg:height="0.508cm" svg:x="21.844cm" svg:y="7.504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3.114cm" svg:y1="7.758cm" svg:x2="24.13cm" svg:y2="7.758cm">
          <text:p/>
        </draw:line>
        <draw:custom-shape draw:style-name="gr19" draw:text-style-name="P8" draw:layer="layout" svg:width="1.27cm" svg:height="0.508cm" svg:x="21.844cm" svg:y="6.096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3.114cm" svg:y1="6.35cm" svg:x2="24.13cm" svg:y2="6.35cm">
          <text:p/>
        </draw:line>
        <draw:custom-shape draw:style-name="gr21" draw:text-style-name="P2" draw:layer="layout" svg:width="1.27cm" svg:height="0.508cm" svg:x="24.13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0.508cm" svg:x="24.13cm" svg:y="7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0.508cm" svg:x="24.13cm" svg:y="6.096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4.638cm" svg:y1="6.604cm" svg:x2="24.638cm" svg:y2="7.504cm">
          <text:p/>
        </draw:line>
        <draw:custom-shape draw:style-name="gr19" draw:text-style-name="P8" draw:layer="layout" svg:width="1.27cm" svg:height="0.508cm" svg:x="21.844cm" svg:y="4.71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3.114cm" svg:y1="4.964cm" svg:x2="24.13cm" svg:y2="4.964cm">
          <text:p/>
        </draw:line>
        <draw:custom-shape draw:style-name="gr21" draw:text-style-name="P2" draw:layer="layout" svg:width="1.27cm" svg:height="0.508cm" svg:x="24.13cm" svg:y="4.71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4.638cm" svg:y1="5.218cm" svg:x2="24.638cm" svg:y2="6.118cm">
          <text:p/>
        </draw:line>
        <draw:line draw:style-name="gr20" draw:text-style-name="P5" draw:layer="layout" svg:x1="24.638cm" svg:y1="8.012cm" svg:x2="24.638cm" svg:y2="8.89cm">
          <text:p/>
        </draw:line>
        <draw:line draw:style-name="gr20" draw:text-style-name="P5" draw:layer="layout" svg:x1="24.638cm" svg:y1="9.398cm" svg:x2="24.638cm" svg:y2="10.276cm">
          <text:p/>
        </draw:line>
        <draw:custom-shape draw:style-name="gr22" draw:text-style-name="P2" draw:layer="layout" svg:width="0.508cm" svg:height="0.508cm" svg:x="24.38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3" draw:text-style-name="P2" draw:layer="measurelines" svg:x1="1.778cm" svg:y1="11.938cm" svg:x2="21.844cm" svg:y2="11.938cm">
          <text:p text:style-name="P2"/>
        </draw:measure>
        <draw:measure draw:style-name="gr23" draw:text-style-name="P2" draw:layer="measurelines" svg:x1="21.844cm" svg:y1="11.938cm" svg:x2="25.908cm" svg:y2="11.938cm">
          <text:p text:style-name="P2"/>
        </draw:measure>
        <draw:frame draw:style-name="gr24" draw:text-style-name="P9" draw:layer="layout" svg:width="1.874cm" svg:height="0.962cm" svg:x="10.826cm" svg:y="11.484cm">
          <draw:text-box>
            <text:p>CNN</text:p>
          </draw:text-box>
        </draw:frame>
        <draw:frame draw:style-name="gr24" draw:text-style-name="P9" draw:layer="layout" svg:width="1.874cm" svg:height="0.962cm" svg:x="23.114cm" svg:y="11.43cm">
          <draw:text-box>
            <text:p>RNN</text:p>
          </draw:text-box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11:46:15.583815310</meta:creation-date>
    <dc:date>2019-02-05T12:09:00.768620609</dc:date>
    <meta:editing-duration>PT2M11S</meta:editing-duration>
    <meta:editing-cycles>1</meta:editing-cycles>
    <meta:document-statistic meta:object-count="85"/>
    <meta:generator>LibreOffice/6.0.7.3$Linux_X86_64 LibreOffice_project/00m0$Build-3</meta:generator>
  </office:meta>
</office:document-meta>
</file>